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24-01-02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23-02-14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22-09-15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22-01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21-03-0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20-09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20-01-28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9-09-17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9-05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9-02-1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8-09-04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8-05-02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8-01-09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7-09-26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7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6-10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6-05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6-01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5-09-23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5-05-12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5-01-09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4-09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4-05-20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4-02-26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3-10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3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99</text:p>
          </table:table-cell>
          <table:table-cell office:value-type="string" calcext:value-type="string">
            <text:p>GARWELL-124</text:p>
          </table:table-cell>
          <table:table-cell office:value-type="string" calcext:value-type="string">
            <text:p>2013-07-23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